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.1mm" svg:height="89.96mm" svg:x="0mm" svg:y="95.87mm">
            <loext:p draw:notify-on-update-of-ranges="Sheet1.A3:Sheet1.A6 Sheet1.B2:Sheet1.B2 Sheet1.B3:Sheet1.B6 Sheet1.C2:Sheet1.C2 Sheet1.C3:Sheet1.C6 Sheet1.D2:Sheet1.D2 Sheet1.D3:Sheet1.D6 Sheet1.E2:Sheet1.E2 Sheet1.E3:Sheet1.E6 Sheet1.F2:Sheet1.F2 Sheet1.F3:Sheet1.F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9mm" svg:height="89.96mm" svg:x="307.89mm" svg:y="90.66mm">
            <loext:p draw:notify-on-update-of-ranges="Sheet1.A10:Sheet1.A13 Sheet1.B9:Sheet1.B9 Sheet1.B10:Sheet1.B13 Sheet1.C9:Sheet1.C9 Sheet1.C10:Sheet1.C13 Sheet1.D9:Sheet1.D9 Sheet1.D10:Sheet1.D13 Sheet1.E9:Sheet1.E9 Sheet1.E10:Sheet1.E13 Sheet1.F9:Sheet1.F9 Sheet1.F10:Sheet1.F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.1mm" svg:height="89.96mm" svg:x="161.81mm" svg:y="97.25mm">
            <loext:p draw:notify-on-update-of-ranges="Sheet1.H3:Sheet1.H6 Sheet1.I2:Sheet1.I2 Sheet1.I3:Sheet1.I6 Sheet1.J2:Sheet1.J2 Sheet1.J3:Sheet1.J6 Sheet1.K2:Sheet1.K2 Sheet1.K3:Sheet1.K6 Sheet1.L2:Sheet1.L2 Sheet1.L3:Sheet1.L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61.24mm" svg:y="189.96mm">
            <loext:p draw:notify-on-update-of-ranges="Sheet1.U3:Sheet1.U6 Sheet1.V2:Sheet1.V2 Sheet1.V3:Sheet1.V6 Sheet1.W2:Sheet1.W2 Sheet1.W3:Sheet1.W6 Sheet1.X2:Sheet1.X2 Sheet1.X3:Sheet1.X6 Sheet1.Y2:Sheet1.Y2 Sheet1.Y3:Sheet1.Y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60.1mm" svg:height="89.97mm" svg:x="1.03mm" svg:y="191.74mm">
            <loext:p draw:notify-on-update-of-ranges="Sheet1.N3:Sheet1.N6 Sheet1.O2:Sheet1.O2 Sheet1.O3:Sheet1.O6 Sheet1.P2:Sheet1.P2 Sheet1.P3:Sheet1.P6 Sheet1.Q2:Sheet1.Q2 Sheet1.Q3:Sheet1.Q6 Sheet1.R2:Sheet1.R2 Sheet1.R3:Sheet1.R6 Sheet1.S2:Sheet1.S2 Sheet1.S3:Sheet1.S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IEMPOS</text:p>
          </table:table-cell>
          <table:covered-table-cell table:style-name="ce1"/>
          <table:covered-table-cell table:style-name="ce3"/>
          <table:covered-table-cell/>
          <table:covered-table-cell table:style-name="ce3"/>
          <table:covered-table-cell/>
          <table:table-cell/>
          <table:table-cell table:style-name="ce3" office:value-type="string" calcext:value-type="string" table:number-columns-spanned="5" table:number-rows-spanned="1">
            <text:p>GANANCIA</text:p>
          </table:table-cell>
          <table:covered-table-cell table:number-columns-repeated="4"/>
          <table:table-cell/>
          <table:table-cell table:style-name="ce3" office:value-type="string" calcext:value-type="string" table:number-columns-spanned="6" table:number-rows-spanned="1">
            <text:p>TIEMPOS POR NODO EXPLORADO</text:p>
          </table:table-cell>
          <table:covered-table-cell table:number-columns-repeated="5"/>
          <table:table-cell table:number-columns-repeated="2"/>
          <table:table-cell table:style-name="ce3" office:value-type="string" calcext:value-type="string" table:number-columns-spanned="4" table:number-rows-spanned="1">
            <text:p>GANANCIA POR NODO EXPLORADO</text:p>
          </table:table-cell>
          <table:covered-table-cell table:number-columns-repeated="3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3A</text:p>
          </table:table-cell>
          <table:table-cell table:style-name="ce2" office:value-type="string" calcext:value-type="string">
            <text:p>3B</text:p>
          </table:table-cell>
          <table:table-cell table:style-name="ce2" table:number-columns-repeated="2"/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3A</text:p>
          </table:table-cell>
          <table:table-cell table:style-name="ce2" office:value-type="string" calcext:value-type="string">
            <text:p>3B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3A</text:p>
          </table:table-cell>
          <table:table-cell table:style-name="ce2" office:value-type="string" calcext:value-type="string">
            <text:p>3B</text:p>
          </table:table-cell>
          <table:table-cell table:style-name="ce2" table:number-columns-repeated="2"/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3A</text:p>
          </table:table-cell>
          <table:table-cell table:style-name="ce2" office:value-type="string" calcext:value-type="string">
            <text:p>3B</text:p>
          </table:table-cell>
        </table:table-row>
        <table:table-row table:style-name="ro1">
          <table:table-cell office:value-type="string" calcext:value-type="string">
            <text:p>tsp10</text:p>
          </table:table-cell>
          <table:table-cell office:value-type="float" office:value="0.00083083" calcext:value-type="float">
            <text:p>0,00083083</text:p>
          </table:table-cell>
          <table:table-cell office:value-type="float" office:value="0.000484943" calcext:value-type="float">
            <text:p>0,000484943</text:p>
          </table:table-cell>
          <table:table-cell office:value-type="float" office:value="0.000863075" calcext:value-type="float">
            <text:p>0,000863075</text:p>
          </table:table-cell>
          <table:table-cell office:value-type="float" office:value="0.000365026" calcext:value-type="float">
            <text:p>0,000365026</text:p>
          </table:table-cell>
          <table:table-cell office:value-type="float" office:value="0.000788216" calcext:value-type="float">
            <text:p>0,000788216</text:p>
          </table:table-cell>
          <table:table-cell/>
          <table:table-cell office:value-type="string" calcext:value-type="string">
            <text:p>tsp10</text:p>
          </table:table-cell>
          <table:table-cell table:formula="of:=[.B3]/[.C3]" office:value-type="float" office:value="1.71325289776324" calcext:value-type="float">
            <text:p>1,7132528978</text:p>
          </table:table-cell>
          <table:table-cell table:formula="of:=[.B3]/[.D3]" office:value-type="float" office:value="0.96263939982041" calcext:value-type="float">
            <text:p>0,9626393998</text:p>
          </table:table-cell>
          <table:table-cell table:formula="of:=[.B3]/[.E3]" office:value-type="float" office:value="2.27608444329993" calcext:value-type="float">
            <text:p>2,2760844433</text:p>
          </table:table-cell>
          <table:table-cell table:formula="of:=[.B3]/[.F3]" office:value-type="float" office:value="1.05406386066763" calcext:value-type="float">
            <text:p>1,0540638607</text:p>
          </table:table-cell>
          <table:table-cell/>
          <table:table-cell office:value-type="string" calcext:value-type="string">
            <text:p>tsp10</text:p>
          </table:table-cell>
          <table:table-cell table:formula="of:=[.B3]/[.B10]" office:value-type="float" office:value="0.00000401367149758454" calcext:value-type="float">
            <text:p>4,01367149758454E-06</text:p>
          </table:table-cell>
          <table:table-cell table:formula="of:=[.C3]/[.C10]" office:value-type="float" office:value="0.00000226608878504673" calcext:value-type="float">
            <text:p>2,26608878504673E-06</text:p>
          </table:table-cell>
          <table:table-cell table:formula="of:=[.D3]/[.D10]" office:value-type="float" office:value="0.00000358122406639004" calcext:value-type="float">
            <text:p>3,58122406639004E-06</text:p>
          </table:table-cell>
          <table:table-cell table:formula="of:=[.E3]/[.E10]" office:value-type="float" office:value="0.00000174653588516746" calcext:value-type="float">
            <text:p>1,74653588516746E-06</text:p>
          </table:table-cell>
          <table:table-cell table:formula="of:=[.F3]/[.F10]" office:value-type="float" office:value="0.00000257586928104575" calcext:value-type="float">
            <text:p>2,57586928104575E-06</text:p>
          </table:table-cell>
          <table:table-cell/>
          <table:table-cell office:value-type="string" calcext:value-type="string">
            <text:p>tsp10</text:p>
          </table:table-cell>
          <table:table-cell table:formula="of:=[.O3]/[.P3]" office:value-type="float" office:value="1.7711889860934" calcext:value-type="float">
            <text:p>1,7711889861</text:p>
          </table:table-cell>
          <table:table-cell table:formula="of:=[.O3]/[.Q3]" office:value-type="float" office:value="1.12075408384888" calcext:value-type="float">
            <text:p>1,1207540838</text:p>
          </table:table-cell>
          <table:table-cell table:formula="of:=[.O3]/[.R3]" office:value-type="float" office:value="2.29807559734147" calcext:value-type="float">
            <text:p>2,2980755973</text:p>
          </table:table-cell>
          <table:table-cell table:formula="of:=[.O3]/[.S3]" office:value-type="float" office:value="1.55818135924781" calcext:value-type="float">
            <text:p>1,5581813592</text:p>
          </table:table-cell>
        </table:table-row>
        <table:table-row table:style-name="ro1">
          <table:table-cell office:value-type="string" calcext:value-type="string">
            <text:p>tsp20</text:p>
          </table:table-cell>
          <table:table-cell office:value-type="float" office:value="0.044925" calcext:value-type="float">
            <text:p>0,044925</text:p>
          </table:table-cell>
          <table:table-cell office:value-type="float" office:value="0.0210529" calcext:value-type="float">
            <text:p>0,0210529</text:p>
          </table:table-cell>
          <table:table-cell office:value-type="float" office:value="0.034679" calcext:value-type="float">
            <text:p>0,034679</text:p>
          </table:table-cell>
          <table:table-cell office:value-type="float" office:value="0.01483596" calcext:value-type="float">
            <text:p>0,01483596</text:p>
          </table:table-cell>
          <table:table-cell office:value-type="float" office:value="0.032001" calcext:value-type="float">
            <text:p>0,032001</text:p>
          </table:table-cell>
          <table:table-cell/>
          <table:table-cell office:value-type="string" calcext:value-type="string">
            <text:p>tsp20</text:p>
          </table:table-cell>
          <table:table-cell table:formula="of:=[.B4]/[.C4]" office:value-type="float" office:value="2.13391029264377" calcext:value-type="float">
            <text:p>2,1339102926</text:p>
          </table:table-cell>
          <table:table-cell table:formula="of:=[.B4]/[.D4]" office:value-type="float" office:value="1.2954525793708" calcext:value-type="float">
            <text:p>1,2954525794</text:p>
          </table:table-cell>
          <table:table-cell table:formula="of:=[.B4]/[.E4]" office:value-type="float" office:value="3.02811547078854" calcext:value-type="float">
            <text:p>3,0281154708</text:p>
          </table:table-cell>
          <table:table-cell table:formula="of:=[.B4]/[.F4]" office:value-type="float" office:value="1.40386237930065" calcext:value-type="float">
            <text:p>1,4038623793</text:p>
          </table:table-cell>
          <table:table-cell/>
          <table:table-cell office:value-type="string" calcext:value-type="string">
            <text:p>tsp20</text:p>
          </table:table-cell>
          <table:table-cell table:formula="of:=[.B4]/[.B11]" office:value-type="float" office:value="0.0000119640479360852" calcext:value-type="float">
            <text:p>0,000011964</text:p>
          </table:table-cell>
          <table:table-cell table:formula="of:=[.C4]/[.C11]" office:value-type="float" office:value="0.00000659345443156906" calcext:value-type="float">
            <text:p>6,59345443156906E-06</text:p>
          </table:table-cell>
          <table:table-cell table:formula="of:=[.D4]/[.D11]" office:value-type="float" office:value="0.00000710053235053235" calcext:value-type="float">
            <text:p>7,10053235053235E-06</text:p>
          </table:table-cell>
          <table:table-cell table:formula="of:=[.E4]/[.E11]" office:value-type="float" office:value="0.00000498520161290323" calcext:value-type="float">
            <text:p>4,98520161290323E-06</text:p>
          </table:table-cell>
          <table:table-cell table:formula="of:=[.F4]/[.F11]" office:value-type="float" office:value="0.0000050300220056586" calcext:value-type="float">
            <text:p>0,00000503</text:p>
          </table:table-cell>
          <table:table-cell/>
          <table:table-cell office:value-type="string" calcext:value-type="string">
            <text:p>tsp20</text:p>
          </table:table-cell>
          <table:table-cell table:formula="of:=[.O4]/[.P4]" office:value-type="float" office:value="1.81453410503637" calcext:value-type="float">
            <text:p>1,814534105</text:p>
          </table:table-cell>
          <table:table-cell table:formula="of:=[.O4]/[.Q4]" office:value-type="float" office:value="1.68495083825486" calcext:value-type="float">
            <text:p>1,6849508383</text:p>
          </table:table-cell>
          <table:table-cell table:formula="of:=[.O4]/[.R4]" office:value-type="float" office:value="2.39991255421217" calcext:value-type="float">
            <text:p>2,3999125542</text:p>
          </table:table-cell>
          <table:table-cell table:formula="of:=[.O4]/[.S4]" office:value-type="float" office:value="2.37852795129446" calcext:value-type="float">
            <text:p>2,3785279513</text:p>
          </table:table-cell>
        </table:table-row>
        <table:table-row table:style-name="ro1">
          <table:table-cell office:value-type="string" calcext:value-type="string">
            <text:p>tsp30</text:p>
          </table:table-cell>
          <table:table-cell office:value-type="float" office:value="0.138822" calcext:value-type="float">
            <text:p>0,138822</text:p>
          </table:table-cell>
          <table:table-cell office:value-type="float" office:value="0.061579" calcext:value-type="float">
            <text:p>0,061579</text:p>
          </table:table-cell>
          <table:table-cell office:value-type="float" office:value="0.102453" calcext:value-type="float">
            <text:p>0,102453</text:p>
          </table:table-cell>
          <table:table-cell office:value-type="float" office:value="0.0442239" calcext:value-type="float">
            <text:p>0,0442239</text:p>
          </table:table-cell>
          <table:table-cell office:value-type="float" office:value="0.094461" calcext:value-type="float">
            <text:p>0,094461</text:p>
          </table:table-cell>
          <table:table-cell/>
          <table:table-cell office:value-type="string" calcext:value-type="string">
            <text:p>tsp30</text:p>
          </table:table-cell>
          <table:table-cell table:formula="of:=[.B5]/[.C5]" office:value-type="float" office:value="2.25437243216031" calcext:value-type="float">
            <text:p>2,2543724322</text:p>
          </table:table-cell>
          <table:table-cell table:formula="of:=[.B5]/[.D5]" office:value-type="float" office:value="1.35498228455975" calcext:value-type="float">
            <text:p>1,3549822846</text:p>
          </table:table-cell>
          <table:table-cell table:formula="of:=[.B5]/[.E5]" office:value-type="float" office:value="3.13907185933398" calcext:value-type="float">
            <text:p>3,1390718593</text:p>
          </table:table-cell>
          <table:table-cell table:formula="of:=[.B5]/[.F5]" office:value-type="float" office:value="1.46962238384095" calcext:value-type="float">
            <text:p>1,4696223838</text:p>
          </table:table-cell>
          <table:table-cell/>
          <table:table-cell office:value-type="string" calcext:value-type="string">
            <text:p>tsp30</text:p>
          </table:table-cell>
          <table:table-cell table:formula="of:=[.B5]/[.B12]" office:value-type="float" office:value="0.0000199542906425183" calcext:value-type="float">
            <text:p>1,99542906425183E-05</text:p>
          </table:table-cell>
          <table:table-cell table:formula="of:=[.C5]/[.C12]" office:value-type="float" office:value="0.00000849951690821256" calcext:value-type="float">
            <text:p>8,49951690821256E-06</text:p>
          </table:table-cell>
          <table:table-cell table:formula="of:=[.D5]/[.D12]" office:value-type="float" office:value="0.00000915658235767272" calcext:value-type="float">
            <text:p>9,15658235767272E-06</text:p>
          </table:table-cell>
          <table:table-cell table:formula="of:=[.E5]/[.E12]" office:value-type="float" office:value="0.00000576507626124364" calcext:value-type="float">
            <text:p>5,76507626124364E-06</text:p>
          </table:table-cell>
          <table:table-cell table:formula="of:=[.F5]/[.F12]" office:value-type="float" office:value="0.0000059241768579492" calcext:value-type="float">
            <text:p>5,9241768579492E-06</text:p>
          </table:table-cell>
          <table:table-cell/>
          <table:table-cell office:value-type="string" calcext:value-type="string">
            <text:p>tsp30</text:p>
          </table:table-cell>
          <table:table-cell table:formula="of:=[.O5]/[.P5]" office:value-type="float" office:value="2.34769703478532" calcext:value-type="float">
            <text:p>2,3476970348</text:p>
          </table:table-cell>
          <table:table-cell table:formula="of:=[.O5]/[.Q5]" office:value-type="float" office:value="2.17922909040377" calcext:value-type="float">
            <text:p>2,1792290904</text:p>
          </table:table-cell>
          <table:table-cell table:formula="of:=[.O5]/[.R5]" office:value-type="float" office:value="3.46123619849805" calcext:value-type="float">
            <text:p>3,4612361985</text:p>
          </table:table-cell>
          <table:table-cell table:formula="of:=[.O5]/[.S5]" office:value-type="float" office:value="3.36828071156302" calcext:value-type="float">
            <text:p>3,3682807116</text:p>
          </table:table-cell>
        </table:table-row>
        <table:table-row table:style-name="ro1">
          <table:table-cell office:value-type="string" calcext:value-type="string">
            <text:p>tsp35</text:p>
          </table:table-cell>
          <table:table-cell office:value-type="float" office:value="1.70099" calcext:value-type="float">
            <text:p>1,70099</text:p>
          </table:table-cell>
          <table:table-cell office:value-type="float" office:value="0.583944" calcext:value-type="float">
            <text:p>0,583944</text:p>
          </table:table-cell>
          <table:table-cell office:value-type="float" office:value="0.849454" calcext:value-type="float">
            <text:p>0,849454</text:p>
          </table:table-cell>
          <table:table-cell office:value-type="float" office:value="0.481735" calcext:value-type="float">
            <text:p>0,481735</text:p>
          </table:table-cell>
          <table:table-cell office:value-type="float" office:value="0.814759" calcext:value-type="float">
            <text:p>0,814759</text:p>
          </table:table-cell>
          <table:table-cell/>
          <table:table-cell office:value-type="string" calcext:value-type="string">
            <text:p>tsp35</text:p>
          </table:table-cell>
          <table:table-cell table:formula="of:=[.B6]/[.C6]" office:value-type="float" office:value="2.91293343197293" calcext:value-type="float">
            <text:p>2,912933432</text:p>
          </table:table-cell>
          <table:table-cell table:formula="of:=[.B6]/[.D6]" office:value-type="float" office:value="2.00245098616288" calcext:value-type="float">
            <text:p>2,0024509862</text:p>
          </table:table-cell>
          <table:table-cell table:formula="of:=[.B6]/[.E6]" office:value-type="float" office:value="3.53096619510727" calcext:value-type="float">
            <text:p>3,5309661951</text:p>
          </table:table-cell>
          <table:table-cell table:formula="of:=[.B6]/[.F6]" office:value-type="float" office:value="2.08772164529634" calcext:value-type="float">
            <text:p>2,0877216453</text:p>
          </table:table-cell>
          <table:table-cell/>
          <table:table-cell office:value-type="string" calcext:value-type="string">
            <text:p>tsp35</text:p>
          </table:table-cell>
          <table:table-cell table:formula="of:=[.B6]/[.B13]" office:value-type="float" office:value="0.0000239215548398892" calcext:value-type="float">
            <text:p>2,39215548398892E-05</text:p>
          </table:table-cell>
          <table:table-cell table:formula="of:=[.C6]/[.C13]" office:value-type="float" office:value="0.000011207707957468" calcext:value-type="float">
            <text:p>1,1207707957468E-05</text:p>
          </table:table-cell>
          <table:table-cell table:formula="of:=[.D6]/[.D13]" office:value-type="float" office:value="0.0000106731416796502" calcext:value-type="float">
            <text:p>1,06731416796502E-05</text:p>
          </table:table-cell>
          <table:table-cell table:formula="of:=[.E6]/[.E13]" office:value-type="float" office:value="0.00000758446690597645" calcext:value-type="float">
            <text:p>7,58446690597645E-06</text:p>
          </table:table-cell>
          <table:table-cell table:formula="of:=[.F6]/[.F13]" office:value-type="float" office:value="0.00000719275215184286" calcext:value-type="float">
            <text:p>7,19275215184286E-06</text:p>
          </table:table-cell>
          <table:table-cell/>
          <table:table-cell office:value-type="string" calcext:value-type="string">
            <text:p>tsp35</text:p>
          </table:table-cell>
          <table:table-cell table:formula="of:=[.O6]/[.P6]" office:value-type="float" office:value="2.13438420510855" calcext:value-type="float">
            <text:p>2,1343842051</text:p>
          </table:table-cell>
          <table:table-cell table:formula="of:=[.O6]/[.Q6]" office:value-type="float" office:value="2.24128523333471" calcext:value-type="float">
            <text:p>2,2412852333</text:p>
          </table:table-cell>
          <table:table-cell table:formula="of:=[.O6]/[.R6]" office:value-type="float" office:value="3.15401927867064" calcext:value-type="float">
            <text:p>3,1540192787</text:p>
          </table:table-cell>
          <table:table-cell table:formula="of:=[.O6]/[.S6]" office:value-type="float" office:value="3.32578606003548" calcext:value-type="float">
            <text:p>3,32578606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table:style-name="ce3" office:value-type="string" calcext:value-type="string" table:number-columns-spanned="6" table:number-rows-spanned="1">
            <text:p>ITERACIONES</text:p>
          </table:table-cell>
          <table:covered-table-cell table:number-columns-repeated="5"/>
          <table:table-cell table:number-columns-repeated="19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3A</text:p>
          </table:table-cell>
          <table:table-cell table:style-name="ce2" office:value-type="string" calcext:value-type="string">
            <text:p>3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sp10</text:p>
          </table:table-cell>
          <table:table-cell office:value-type="float" office:value="207" calcext:value-type="float">
            <text:p>207</text:p>
          </table:table-cell>
          <table:table-cell table:formula="of:=SUM([.B17:.C17])" office:value-type="float" office:value="214" calcext:value-type="float">
            <text:p>214</text:p>
          </table:table-cell>
          <table:table-cell table:formula="of:=SUM([.D17:.E17])" office:value-type="float" office:value="241" calcext:value-type="float">
            <text:p>241</text:p>
          </table:table-cell>
          <table:table-cell table:formula="of:=SUM([.F17:.H17])" office:value-type="float" office:value="209" calcext:value-type="float">
            <text:p>209</text:p>
          </table:table-cell>
          <table:table-cell table:formula="of:=SUM([.I17:.K17])" office:value-type="float" office:value="306" calcext:value-type="float">
            <text:p>30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sp20</text:p>
          </table:table-cell>
          <table:table-cell office:value-type="float" office:value="3755" calcext:value-type="float">
            <text:p>3755</text:p>
          </table:table-cell>
          <table:table-cell table:formula="of:=SUM([.B18:.C18])" office:value-type="float" office:value="3193" calcext:value-type="float">
            <text:p>3193</text:p>
          </table:table-cell>
          <table:table-cell table:formula="of:=SUM([.D18:.E18])" office:value-type="float" office:value="4884" calcext:value-type="float">
            <text:p>4884</text:p>
          </table:table-cell>
          <table:table-cell table:formula="of:=SUM([.F18:.H18])" office:value-type="float" office:value="2976" calcext:value-type="float">
            <text:p>2976</text:p>
          </table:table-cell>
          <table:table-cell table:formula="of:=SUM([.I18:.K18])" office:value-type="float" office:value="6362" calcext:value-type="float">
            <text:p>636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sp30</text:p>
          </table:table-cell>
          <table:table-cell office:value-type="float" office:value="6957" calcext:value-type="float">
            <text:p>6957</text:p>
          </table:table-cell>
          <table:table-cell table:formula="of:=SUM([.B19:.C19])" office:value-type="float" office:value="7245" calcext:value-type="float">
            <text:p>7245</text:p>
          </table:table-cell>
          <table:table-cell table:formula="of:=SUM([.D19:.E19])" office:value-type="float" office:value="11189" calcext:value-type="float">
            <text:p>11189</text:p>
          </table:table-cell>
          <table:table-cell table:formula="of:=SUM([.F19:.H19])" office:value-type="float" office:value="7671" calcext:value-type="float">
            <text:p>7671</text:p>
          </table:table-cell>
          <table:table-cell table:formula="of:=SUM([.I19:.K19])" office:value-type="float" office:value="15945" calcext:value-type="float">
            <text:p>159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sp35</text:p>
          </table:table-cell>
          <table:table-cell office:value-type="float" office:value="71107" calcext:value-type="float">
            <text:p>71107</text:p>
          </table:table-cell>
          <table:table-cell table:formula="of:=SUM([.B20:.C20])" office:value-type="float" office:value="52102" calcext:value-type="float">
            <text:p>52102</text:p>
          </table:table-cell>
          <table:table-cell table:formula="of:=SUM([.D20:.E20])" office:value-type="float" office:value="79588" calcext:value-type="float">
            <text:p>79588</text:p>
          </table:table-cell>
          <table:table-cell table:formula="of:=SUM([.F20:.H20])" office:value-type="float" office:value="63516" calcext:value-type="float">
            <text:p>63516</text:p>
          </table:table-cell>
          <table:table-cell table:formula="of:=SUM([.I20:.K20])" office:value-type="float" office:value="113275" calcext:value-type="float">
            <text:p>113275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A</text:p>
          </table:table-cell>
          <table:covered-table-cell/>
          <table:table-cell table:style-name="ce3" office:value-type="string" calcext:value-type="string" table:number-columns-spanned="2" table:number-rows-spanned="1">
            <text:p>B</text:p>
          </table:table-cell>
          <table:covered-table-cell/>
          <table:table-cell table:style-name="ce3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sp10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124" calcext:value-type="float">
            <text:p>1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sp20</text:p>
          </table:table-cell>
          <table:table-cell office:value-type="float" office:value="1560" calcext:value-type="float">
            <text:p>1560</text:p>
          </table:table-cell>
          <table:table-cell office:value-type="float" office:value="1633" calcext:value-type="float">
            <text:p>1633</text:p>
          </table:table-cell>
          <table:table-cell office:value-type="float" office:value="2448" calcext:value-type="float">
            <text:p>2448</text:p>
          </table:table-cell>
          <table:table-cell office:value-type="float" office:value="2436" calcext:value-type="float">
            <text:p>2436</text:p>
          </table:table-cell>
          <table:table-cell office:value-type="float" office:value="995" calcext:value-type="float">
            <text:p>995</text:p>
          </table:table-cell>
          <table:table-cell office:value-type="float" office:value="989" calcext:value-type="float">
            <text:p>989</text:p>
          </table:table-cell>
          <table:table-cell office:value-type="float" office:value="992" calcext:value-type="float">
            <text:p>992</text:p>
          </table:table-cell>
          <table:table-cell office:value-type="float" office:value="1904" calcext:value-type="float">
            <text:p>1904</text:p>
          </table:table-cell>
          <table:table-cell office:value-type="float" office:value="2298" calcext:value-type="float">
            <text:p>2298</text:p>
          </table:table-cell>
          <table:table-cell office:value-type="float" office:value="2160" calcext:value-type="float">
            <text:p>21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sp30</text:p>
          </table:table-cell>
          <table:table-cell office:value-type="float" office:value="3653" calcext:value-type="float">
            <text:p>3653</text:p>
          </table:table-cell>
          <table:table-cell office:value-type="float" office:value="3592" calcext:value-type="float">
            <text:p>3592</text:p>
          </table:table-cell>
          <table:table-cell office:value-type="float" office:value="5560" calcext:value-type="float">
            <text:p>5560</text:p>
          </table:table-cell>
          <table:table-cell office:value-type="float" office:value="5629" calcext:value-type="float">
            <text:p>5629</text:p>
          </table:table-cell>
          <table:table-cell office:value-type="float" office:value="2535" calcext:value-type="float">
            <text:p>2535</text:p>
          </table:table-cell>
          <table:table-cell office:value-type="float" office:value="2605" calcext:value-type="float">
            <text:p>2605</text:p>
          </table:table-cell>
          <table:table-cell office:value-type="float" office:value="2531" calcext:value-type="float">
            <text:p>2531</text:p>
          </table:table-cell>
          <table:table-cell office:value-type="float" office:value="6584" calcext:value-type="float">
            <text:p>6584</text:p>
          </table:table-cell>
          <table:table-cell office:value-type="float" office:value="4991" calcext:value-type="float">
            <text:p>4991</text:p>
          </table:table-cell>
          <table:table-cell office:value-type="float" office:value="4370" calcext:value-type="float">
            <text:p>437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sp35</text:p>
          </table:table-cell>
          <table:table-cell office:value-type="float" office:value="25902" calcext:value-type="float">
            <text:p>25902</text:p>
          </table:table-cell>
          <table:table-cell office:value-type="float" office:value="26200" calcext:value-type="float">
            <text:p>26200</text:p>
          </table:table-cell>
          <table:table-cell office:value-type="float" office:value="39721" calcext:value-type="float">
            <text:p>39721</text:p>
          </table:table-cell>
          <table:table-cell office:value-type="float" office:value="39867" calcext:value-type="float">
            <text:p>39867</text:p>
          </table:table-cell>
          <table:table-cell office:value-type="float" office:value="21204" calcext:value-type="float">
            <text:p>21204</text:p>
          </table:table-cell>
          <table:table-cell office:value-type="float" office:value="21037" calcext:value-type="float">
            <text:p>21037</text:p>
          </table:table-cell>
          <table:table-cell office:value-type="float" office:value="21275" calcext:value-type="float">
            <text:p>21275</text:p>
          </table:table-cell>
          <table:table-cell office:value-type="float" office:value="37807" calcext:value-type="float">
            <text:p>37807</text:p>
          </table:table-cell>
          <table:table-cell office:value-type="float" office:value="37578" calcext:value-type="float">
            <text:p>37578</text:p>
          </table:table-cell>
          <table:table-cell office:value-type="float" office:value="37890" calcext:value-type="float">
            <text:p>3789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0:47:25.1589167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Lupiáñez</meta:initial-creator>
    <meta:creation-date>2016-04-23T00:10:08.456937176</meta:creation-date>
    <dc:date>2016-04-28T12:40:05.141361245</dc:date>
    <dc:creator>Francisco Lupiáñez</dc:creator>
    <meta:editing-duration>PT2H21M37S</meta:editing-duration>
    <meta:editing-cycles>6</meta:editing-cycles>
    <meta:generator>LibreOffice/5.0.3.2$Linux_X86_64 LibreOffice_project/00m0$Build-2</meta:generator>
    <meta:document-statistic meta:table-count="1" meta:cell-count="19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line" chart:style-name="ch1">
        <chart:title svg:x="7.207cm" svg:y="0.315cm" chart:style-name="ch2">
          <text:p>Tiempo</text:p>
        </chart:title>
        <chart:legend chart:legend-position="end" svg:x="14.244cm" svg:y="3.203cm" style:legend-expansion="high" chart:style-name="ch3"/>
        <chart:plot-area chart:style-name="ch4" table:cell-range-address="Sheet1.A3:Sheet1.F6 Sheet1.B2:Sheet1.F2" chart:data-source-has-labels="both" svg:x="1.331cm" svg:y="1.299cm" svg:width="12.593cm" svg:height="6.538cm">
          <chartooo:coordinate-region svg:x="2.058cm" svg:y="1.499cm" svg:width="11.441cm" svg:height="5.691cm"/>
          <chart:axis chart:dimension="x" chart:name="primary-x" chart:style-name="ch5" chartooo:axis-type="auto">
            <chartooo:date-scale/>
            <chart:title svg:x="5.202cm" svg:y="8.016cm" chart:style-name="ch6">
              <text:p>Tamaño del problema (ciudades)</text:p>
            </chart:title>
            <chart:categories table:cell-range-address="Sheet1.A3:Sheet1.A6"/>
          </chart:axis>
          <chart:axis chart:dimension="y" chart:name="primary-y" chart:style-name="ch5">
            <chart:title svg:x="0.451cm" svg:y="5.604cm" chart:style-name="ch7">
              <text:p>Tiempo (seg.)</text:p>
            </chart:title>
            <chart:grid chart:style-name="ch8" chart:class="major"/>
          </chart:axis>
          <chart:series chart:style-name="ch9" chart:values-cell-range-address="Sheet1.B3:Sheet1.B6" chart:label-cell-address="Sheet1.B2:Sheet1.B2" chart:class="chart:line">
            <chart:data-point chart:repeated="4"/>
          </chart:series>
          <chart:series chart:style-name="ch10" chart:values-cell-range-address="Sheet1.C3:Sheet1.C6" chart:label-cell-address="Sheet1.C2:Sheet1.C2" chart:class="chart:line">
            <chart:data-point chart:repeated="4"/>
          </chart:series>
          <chart:series chart:style-name="ch11" chart:values-cell-range-address="Sheet1.D3:Sheet1.D6" chart:label-cell-address="Sheet1.D2:Sheet1.D2" chart:class="chart:line">
            <chart:data-point chart:repeated="4"/>
          </chart:series>
          <chart:series chart:style-name="ch12" chart:values-cell-range-address="Sheet1.E3:Sheet1.E6" chart:label-cell-address="Sheet1.E2:Sheet1.E2" chart:class="chart:line">
            <chart:data-point chart:repeated="4"/>
          </chart:series>
          <chart:series chart:style-name="ch13" chart:values-cell-range-address="Sheet1.F3:Sheet1.F6" chart:label-cell-address="Sheet1.F2:Sheet1.F2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2:Sheet1.B2</svg:desc>
                </draw:g>
              </table:table-cell>
              <table:table-cell office:value-type="string">
                <text:p>2A</text:p>
                <draw:g>
                  <svg:desc>Sheet1.C2:Sheet1.C2</svg:desc>
                </draw:g>
              </table:table-cell>
              <table:table-cell office:value-type="string">
                <text:p>2B</text:p>
                <draw:g>
                  <svg:desc>Sheet1.D2:Sheet1.D2</svg:desc>
                </draw:g>
              </table:table-cell>
              <table:table-cell office:value-type="string">
                <text:p>3A</text:p>
                <draw:g>
                  <svg:desc>Sheet1.E2:Sheet1.E2</svg:desc>
                </draw:g>
              </table:table-cell>
              <table:table-cell office:value-type="string">
                <text:p>3B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sp10</text:p>
                <draw:g>
                  <svg:desc>Sheet1.A3:Sheet1.A6</svg:desc>
                </draw:g>
              </table:table-cell>
              <table:table-cell office:value-type="float" office:value="0.00083083">
                <text:p>0.00083083</text:p>
                <draw:g>
                  <svg:desc>Sheet1.B3:Sheet1.B6</svg:desc>
                </draw:g>
              </table:table-cell>
              <table:table-cell office:value-type="float" office:value="0.000484943">
                <text:p>0.000484943</text:p>
                <draw:g>
                  <svg:desc>Sheet1.C3:Sheet1.C6</svg:desc>
                </draw:g>
              </table:table-cell>
              <table:table-cell office:value-type="float" office:value="0.000863075">
                <text:p>0.000863075</text:p>
                <draw:g>
                  <svg:desc>Sheet1.D3:Sheet1.D6</svg:desc>
                </draw:g>
              </table:table-cell>
              <table:table-cell office:value-type="float" office:value="0.000365026">
                <text:p>0.000365026</text:p>
                <draw:g>
                  <svg:desc>Sheet1.E3:Sheet1.E6</svg:desc>
                </draw:g>
              </table:table-cell>
              <table:table-cell office:value-type="float" office:value="0.000788216">
                <text:p>0.000788216</text:p>
                <draw:g>
                  <svg:desc>Sheet1.F3:Sheet1.F6</svg:desc>
                </draw:g>
              </table:table-cell>
            </table:table-row>
            <table:table-row>
              <table:table-cell office:value-type="string">
                <text:p>tsp20</text:p>
              </table:table-cell>
              <table:table-cell office:value-type="float" office:value="0.044925">
                <text:p>0.044925</text:p>
              </table:table-cell>
              <table:table-cell office:value-type="float" office:value="0.0210529">
                <text:p>0.0210529</text:p>
              </table:table-cell>
              <table:table-cell office:value-type="float" office:value="0.034679">
                <text:p>0.034679</text:p>
              </table:table-cell>
              <table:table-cell office:value-type="float" office:value="0.01483596">
                <text:p>0.01483596</text:p>
              </table:table-cell>
              <table:table-cell office:value-type="float" office:value="0.032001">
                <text:p>0.032001</text:p>
              </table:table-cell>
            </table:table-row>
            <table:table-row>
              <table:table-cell office:value-type="string">
                <text:p>tsp30</text:p>
              </table:table-cell>
              <table:table-cell office:value-type="float" office:value="0.138822">
                <text:p>0.138822</text:p>
              </table:table-cell>
              <table:table-cell office:value-type="float" office:value="0.061579">
                <text:p>0.061579</text:p>
              </table:table-cell>
              <table:table-cell office:value-type="float" office:value="0.102453">
                <text:p>0.102453</text:p>
              </table:table-cell>
              <table:table-cell office:value-type="float" office:value="0.0442239">
                <text:p>0.0442239</text:p>
              </table:table-cell>
              <table:table-cell office:value-type="float" office:value="0.094461">
                <text:p>0.094461</text:p>
              </table:table-cell>
            </table:table-row>
            <table:table-row>
              <table:table-cell office:value-type="string">
                <text:p>tsp35</text:p>
              </table:table-cell>
              <table:table-cell office:value-type="float" office:value="1.70099">
                <text:p>1.70099</text:p>
              </table:table-cell>
              <table:table-cell office:value-type="float" office:value="0.583944">
                <text:p>0.583944</text:p>
              </table:table-cell>
              <table:table-cell office:value-type="float" office:value="0.849454">
                <text:p>0.849454</text:p>
              </table:table-cell>
              <table:table-cell office:value-type="float" office:value="0.481735">
                <text:p>0.481735</text:p>
              </table:table-cell>
              <table:table-cell office:value-type="float" office:value="0.814759">
                <text:p>0.8147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cm" svg:height="8.997cm" xlink:href=".." xlink:type="simple" chart:class="chart:line" chart:style-name="ch1">
        <chart:title svg:x="6.824cm" svg:y="0.315cm" chart:style-name="ch2">
          <text:p>Iteraciones</text:p>
        </chart:title>
        <chart:legend chart:legend-position="end" svg:x="14.243cm" svg:y="3.203cm" style:legend-expansion="high" chart:style-name="ch3"/>
        <chart:plot-area chart:style-name="ch4" table:cell-range-address="Sheet1.A10:Sheet1.F13 Sheet1.B9:Sheet1.F9" chart:data-source-has-labels="both" svg:x="1.331cm" svg:y="1.299cm" svg:width="12.592cm" svg:height="6.538cm">
          <chartooo:coordinate-region svg:x="2.508cm" svg:y="1.498cm" svg:width="10.805cm" svg:height="5.692cm"/>
          <chart:axis chart:dimension="x" chart:name="primary-x" chart:style-name="ch5" chartooo:axis-type="auto">
            <chartooo:date-scale/>
            <chart:title svg:x="5.202cm" svg:y="8.016cm" chart:style-name="ch6">
              <text:p>Tamaño del problema (ciudades)</text:p>
            </chart:title>
            <chart:categories table:cell-range-address="Sheet1.A10:Sheet1.A13"/>
          </chart:axis>
          <chart:axis chart:dimension="y" chart:name="primary-y" chart:style-name="ch5">
            <chart:title svg:x="0.451cm" svg:y="5.935cm" chart:style-name="ch7">
              <text:p>Iteraciones totales</text:p>
            </chart:title>
            <chart:grid chart:style-name="ch8" chart:class="major"/>
          </chart:axis>
          <chart:series chart:style-name="ch9" chart:values-cell-range-address="Sheet1.B10:Sheet1.B13" chart:label-cell-address="Sheet1.B9:Sheet1.B9" chart:class="chart:line">
            <chart:data-point chart:repeated="4"/>
          </chart:series>
          <chart:series chart:style-name="ch10" chart:values-cell-range-address="Sheet1.C10:Sheet1.C13" chart:label-cell-address="Sheet1.C9:Sheet1.C9" chart:class="chart:line">
            <chart:data-point chart:repeated="4"/>
          </chart:series>
          <chart:series chart:style-name="ch11" chart:values-cell-range-address="Sheet1.D10:Sheet1.D13" chart:label-cell-address="Sheet1.D9:Sheet1.D9" chart:class="chart:line">
            <chart:data-point chart:repeated="4"/>
          </chart:series>
          <chart:series chart:style-name="ch12" chart:values-cell-range-address="Sheet1.E10:Sheet1.E13" chart:label-cell-address="Sheet1.E9:Sheet1.E9" chart:class="chart:line">
            <chart:data-point chart:repeated="4"/>
          </chart:series>
          <chart:series chart:style-name="ch13" chart:values-cell-range-address="Sheet1.F10:Sheet1.F13" chart:label-cell-address="Sheet1.F9:Sheet1.F9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9:Sheet1.B9</svg:desc>
                </draw:g>
              </table:table-cell>
              <table:table-cell office:value-type="string">
                <text:p>2A</text:p>
                <draw:g>
                  <svg:desc>Sheet1.C9:Sheet1.C9</svg:desc>
                </draw:g>
              </table:table-cell>
              <table:table-cell office:value-type="string">
                <text:p>2B</text:p>
                <draw:g>
                  <svg:desc>Sheet1.D9:Sheet1.D9</svg:desc>
                </draw:g>
              </table:table-cell>
              <table:table-cell office:value-type="string">
                <text:p>3A</text:p>
                <draw:g>
                  <svg:desc>Sheet1.E9:Sheet1.E9</svg:desc>
                </draw:g>
              </table:table-cell>
              <table:table-cell office:value-type="string">
                <text:p>3B</text:p>
                <draw:g>
                  <svg:desc>Sheet1.F9:Sheet1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sp10</text:p>
                <draw:g>
                  <svg:desc>Sheet1.A10:Sheet1.A13</svg:desc>
                </draw:g>
              </table:table-cell>
              <table:table-cell office:value-type="float" office:value="207">
                <text:p>207</text:p>
                <draw:g>
                  <svg:desc>Sheet1.B10:Sheet1.B13</svg:desc>
                </draw:g>
              </table:table-cell>
              <table:table-cell office:value-type="float" office:value="214">
                <text:p>214</text:p>
                <draw:g>
                  <svg:desc>Sheet1.C10:Sheet1.C13</svg:desc>
                </draw:g>
              </table:table-cell>
              <table:table-cell office:value-type="float" office:value="241">
                <text:p>241</text:p>
                <draw:g>
                  <svg:desc>Sheet1.D10:Sheet1.D13</svg:desc>
                </draw:g>
              </table:table-cell>
              <table:table-cell office:value-type="float" office:value="209">
                <text:p>209</text:p>
                <draw:g>
                  <svg:desc>Sheet1.E10:Sheet1.E13</svg:desc>
                </draw:g>
              </table:table-cell>
              <table:table-cell office:value-type="float" office:value="306">
                <text:p>306</text:p>
                <draw:g>
                  <svg:desc>Sheet1.F10:Sheet1.F13</svg:desc>
                </draw:g>
              </table:table-cell>
            </table:table-row>
            <table:table-row>
              <table:table-cell office:value-type="string">
                <text:p>tsp20</text:p>
              </table:table-cell>
              <table:table-cell office:value-type="float" office:value="3755">
                <text:p>3755</text:p>
              </table:table-cell>
              <table:table-cell office:value-type="float" office:value="3193">
                <text:p>3193</text:p>
              </table:table-cell>
              <table:table-cell office:value-type="float" office:value="4884">
                <text:p>4884</text:p>
              </table:table-cell>
              <table:table-cell office:value-type="float" office:value="2976">
                <text:p>2976</text:p>
              </table:table-cell>
              <table:table-cell office:value-type="float" office:value="6362">
                <text:p>6362</text:p>
              </table:table-cell>
            </table:table-row>
            <table:table-row>
              <table:table-cell office:value-type="string">
                <text:p>tsp30</text:p>
              </table:table-cell>
              <table:table-cell office:value-type="float" office:value="6957">
                <text:p>6957</text:p>
              </table:table-cell>
              <table:table-cell office:value-type="float" office:value="7245">
                <text:p>7245</text:p>
              </table:table-cell>
              <table:table-cell office:value-type="float" office:value="11189">
                <text:p>11189</text:p>
              </table:table-cell>
              <table:table-cell office:value-type="float" office:value="7671">
                <text:p>7671</text:p>
              </table:table-cell>
              <table:table-cell office:value-type="float" office:value="15945">
                <text:p>15945</text:p>
              </table:table-cell>
            </table:table-row>
            <table:table-row>
              <table:table-cell office:value-type="string">
                <text:p>tsp35</text:p>
              </table:table-cell>
              <table:table-cell office:value-type="float" office:value="71107">
                <text:p>71107</text:p>
              </table:table-cell>
              <table:table-cell office:value-type="float" office:value="52102">
                <text:p>52102</text:p>
              </table:table-cell>
              <table:table-cell office:value-type="float" office:value="79588">
                <text:p>79588</text:p>
              </table:table-cell>
              <table:table-cell office:value-type="float" office:value="63516">
                <text:p>63516</text:p>
              </table:table-cell>
              <table:table-cell office:value-type="float" office:value="113275">
                <text:p>1132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line" chart:style-name="ch1">
        <chart:title svg:x="6.982cm" svg:y="0.315cm" chart:style-name="ch2">
          <text:p>Ganancia</text:p>
        </chart:title>
        <chart:legend chart:legend-position="end" svg:x="14.244cm" svg:y="3.452cm" style:legend-expansion="high" chart:style-name="ch3"/>
        <chart:plot-area chart:style-name="ch4" table:cell-range-address="Sheet1.H3:Sheet1.L6 Sheet1.I2:Sheet1.L2" chart:data-source-has-labels="both" svg:x="1.331cm" svg:y="1.299cm" svg:width="12.593cm" svg:height="6.538cm">
          <chartooo:coordinate-region svg:x="2.058cm" svg:y="1.498cm" svg:width="11.441cm" svg:height="5.692cm"/>
          <chart:axis chart:dimension="x" chart:name="primary-x" chart:style-name="ch5" chartooo:axis-type="auto">
            <chartooo:date-scale/>
            <chart:title svg:x="5.202cm" svg:y="8.016cm" chart:style-name="ch6">
              <text:p>Tamaño del problema (ciudades)</text:p>
            </chart:title>
            <chart:categories table:cell-range-address="Sheet1.H3:Sheet1.H6"/>
          </chart:axis>
          <chart:axis chart:dimension="y" chart:name="primary-y" chart:style-name="ch5">
            <chart:title svg:x="0.451cm" svg:y="5.326cm" chart:style-name="ch7">
              <text:p>Ganancia</text:p>
            </chart:title>
            <chart:grid chart:style-name="ch8" chart:class="major"/>
          </chart:axis>
          <chart:series chart:style-name="ch9" chart:values-cell-range-address="Sheet1.I3:Sheet1.I6" chart:label-cell-address="Sheet1.I2:Sheet1.I2" chart:class="chart:line">
            <chart:data-point chart:repeated="4"/>
          </chart:series>
          <chart:series chart:style-name="ch10" chart:values-cell-range-address="Sheet1.J3:Sheet1.J6" chart:label-cell-address="Sheet1.J2:Sheet1.J2" chart:class="chart:line">
            <chart:data-point chart:repeated="4"/>
          </chart:series>
          <chart:series chart:style-name="ch11" chart:values-cell-range-address="Sheet1.K3:Sheet1.K6" chart:label-cell-address="Sheet1.K2:Sheet1.K2" chart:class="chart:line">
            <chart:data-point chart:repeated="4"/>
          </chart:series>
          <chart:series chart:style-name="ch12" chart:values-cell-range-address="Sheet1.L3:Sheet1.L6" chart:label-cell-address="Sheet1.L2:Sheet1.L2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A</text:p>
                <draw:g>
                  <svg:desc>Sheet1.I2:Sheet1.I2</svg:desc>
                </draw:g>
              </table:table-cell>
              <table:table-cell office:value-type="string">
                <text:p>2B</text:p>
                <draw:g>
                  <svg:desc>Sheet1.J2:Sheet1.J2</svg:desc>
                </draw:g>
              </table:table-cell>
              <table:table-cell office:value-type="string">
                <text:p>3A</text:p>
                <draw:g>
                  <svg:desc>Sheet1.K2:Sheet1.K2</svg:desc>
                </draw:g>
              </table:table-cell>
              <table:table-cell office:value-type="string">
                <text:p>3B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sp10</text:p>
                <draw:g>
                  <svg:desc>Sheet1.H3:Sheet1.H6</svg:desc>
                </draw:g>
              </table:table-cell>
              <table:table-cell office:value-type="float" office:value="1.71325289776324">
                <text:p>1.71325289776324</text:p>
                <draw:g>
                  <svg:desc>Sheet1.I3:Sheet1.I6</svg:desc>
                </draw:g>
              </table:table-cell>
              <table:table-cell office:value-type="float" office:value="0.96263939982041">
                <text:p>0.96263939982041</text:p>
                <draw:g>
                  <svg:desc>Sheet1.J3:Sheet1.J6</svg:desc>
                </draw:g>
              </table:table-cell>
              <table:table-cell office:value-type="float" office:value="2.27608444329993">
                <text:p>2.27608444329993</text:p>
                <draw:g>
                  <svg:desc>Sheet1.K3:Sheet1.K6</svg:desc>
                </draw:g>
              </table:table-cell>
              <table:table-cell office:value-type="float" office:value="1.05406386066763">
                <text:p>1.05406386066763</text:p>
                <draw:g>
                  <svg:desc>Sheet1.L3:Sheet1.L6</svg:desc>
                </draw:g>
              </table:table-cell>
            </table:table-row>
            <table:table-row>
              <table:table-cell office:value-type="string">
                <text:p>tsp20</text:p>
              </table:table-cell>
              <table:table-cell office:value-type="float" office:value="2.13391029264377">
                <text:p>2.13391029264377</text:p>
              </table:table-cell>
              <table:table-cell office:value-type="float" office:value="1.2954525793708">
                <text:p>1.2954525793708</text:p>
              </table:table-cell>
              <table:table-cell office:value-type="float" office:value="3.02811547078854">
                <text:p>3.02811547078854</text:p>
              </table:table-cell>
              <table:table-cell office:value-type="float" office:value="1.40386237930065">
                <text:p>1.40386237930065</text:p>
              </table:table-cell>
            </table:table-row>
            <table:table-row>
              <table:table-cell office:value-type="string">
                <text:p>tsp30</text:p>
              </table:table-cell>
              <table:table-cell office:value-type="float" office:value="2.25437243216031">
                <text:p>2.25437243216031</text:p>
              </table:table-cell>
              <table:table-cell office:value-type="float" office:value="1.35498228455975">
                <text:p>1.35498228455975</text:p>
              </table:table-cell>
              <table:table-cell office:value-type="float" office:value="3.13907185933398">
                <text:p>3.13907185933398</text:p>
              </table:table-cell>
              <table:table-cell office:value-type="float" office:value="1.46962238384095">
                <text:p>1.46962238384095</text:p>
              </table:table-cell>
            </table:table-row>
            <table:table-row>
              <table:table-cell office:value-type="string">
                <text:p>tsp35</text:p>
              </table:table-cell>
              <table:table-cell office:value-type="float" office:value="2.91293343197293">
                <text:p>2.91293343197293</text:p>
              </table:table-cell>
              <table:table-cell office:value-type="float" office:value="2.00245098616288">
                <text:p>2.00245098616288</text:p>
              </table:table-cell>
              <table:table-cell office:value-type="float" office:value="3.53096619510727">
                <text:p>3.53096619510727</text:p>
              </table:table-cell>
              <table:table-cell office:value-type="float" office:value="2.08772164529634">
                <text:p>2.087721645296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58cm" svg:y="0.316cm" chart:style-name="ch2">
          <text:p>Gananacia</text:p>
        </chart:title>
        <chart:subtitle svg:x="6.25cm" svg:y="1.301cm" chart:style-name="ch3">
          <text:p>Por nodo explorado</text:p>
        </chart:subtitle>
        <chart:legend chart:legend-position="end" svg:x="14.233cm" svg:y="3.454cm" style:legend-expansion="high" chart:style-name="ch4"/>
        <chart:plot-area chart:style-name="ch5" table:cell-range-address="Sheet1.U3:Sheet1.Y6 Sheet1.V2:Sheet1.Y2" chart:data-source-has-labels="both" svg:x="1.331cm" svg:y="2.19cm" svg:width="12.582cm" svg:height="5.649cm">
          <chartooo:coordinate-region svg:x="2.058cm" svg:y="2.389cm" svg:width="11.43cm" svg:height="4.803cm"/>
          <chart:axis chart:dimension="x" chart:name="primary-x" chart:style-name="ch6" chartooo:axis-type="auto">
            <chartooo:date-scale/>
            <chart:title svg:x="5.197cm" svg:y="8.019cm" chart:style-name="ch7">
              <text:p>Tamaño del problema (ciudades)</text:p>
            </chart:title>
            <chart:categories table:cell-range-address="Sheet1.U3:Sheet1.U6"/>
          </chart:axis>
          <chart:axis chart:dimension="y" chart:name="primary-y" chart:style-name="ch6">
            <chart:title svg:x="0.451cm" svg:y="5.772cm" chart:style-name="ch8">
              <text:p>Ganancia</text:p>
            </chart:title>
            <chart:grid chart:style-name="ch9" chart:class="major"/>
          </chart:axis>
          <chart:series chart:style-name="ch10" chart:values-cell-range-address="Sheet1.V3:Sheet1.V6" chart:label-cell-address="Sheet1.V2:Sheet1.V2" chart:class="chart:line">
            <chart:data-point chart:repeated="4"/>
          </chart:series>
          <chart:series chart:style-name="ch11" chart:values-cell-range-address="Sheet1.W3:Sheet1.W6" chart:label-cell-address="Sheet1.W2:Sheet1.W2" chart:class="chart:line">
            <chart:data-point chart:repeated="4"/>
          </chart:series>
          <chart:series chart:style-name="ch12" chart:values-cell-range-address="Sheet1.X3:Sheet1.X6" chart:label-cell-address="Sheet1.X2:Sheet1.X2" chart:class="chart:line">
            <chart:data-point chart:repeated="4"/>
          </chart:series>
          <chart:series chart:style-name="ch13" chart:values-cell-range-address="Sheet1.Y3:Sheet1.Y6" chart:label-cell-address="Sheet1.Y2:Sheet1.Y2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A</text:p>
                <draw:g>
                  <svg:desc>Sheet1.V2:Sheet1.V2</svg:desc>
                </draw:g>
              </table:table-cell>
              <table:table-cell office:value-type="string">
                <text:p>2B</text:p>
                <draw:g>
                  <svg:desc>Sheet1.W2:Sheet1.W2</svg:desc>
                </draw:g>
              </table:table-cell>
              <table:table-cell office:value-type="string">
                <text:p>3A</text:p>
                <draw:g>
                  <svg:desc>Sheet1.X2:Sheet1.X2</svg:desc>
                </draw:g>
              </table:table-cell>
              <table:table-cell office:value-type="string">
                <text:p>3B</text:p>
                <draw:g>
                  <svg:desc>Sheet1.Y2:Sheet1.Y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sp10</text:p>
                <draw:g>
                  <svg:desc>Sheet1.U3:Sheet1.U6</svg:desc>
                </draw:g>
              </table:table-cell>
              <table:table-cell office:value-type="float" office:value="1.7711889860934">
                <text:p>1.7711889860934</text:p>
                <draw:g>
                  <svg:desc>Sheet1.V3:Sheet1.V6</svg:desc>
                </draw:g>
              </table:table-cell>
              <table:table-cell office:value-type="float" office:value="1.12075408384888">
                <text:p>1.12075408384888</text:p>
                <draw:g>
                  <svg:desc>Sheet1.W3:Sheet1.W6</svg:desc>
                </draw:g>
              </table:table-cell>
              <table:table-cell office:value-type="float" office:value="2.29807559734147">
                <text:p>2.29807559734147</text:p>
                <draw:g>
                  <svg:desc>Sheet1.X3:Sheet1.X6</svg:desc>
                </draw:g>
              </table:table-cell>
              <table:table-cell office:value-type="float" office:value="1.55818135924781">
                <text:p>1.55818135924781</text:p>
                <draw:g>
                  <svg:desc>Sheet1.Y3:Sheet1.Y6</svg:desc>
                </draw:g>
              </table:table-cell>
            </table:table-row>
            <table:table-row>
              <table:table-cell office:value-type="string">
                <text:p>tsp20</text:p>
              </table:table-cell>
              <table:table-cell office:value-type="float" office:value="1.81453410503637">
                <text:p>1.81453410503637</text:p>
              </table:table-cell>
              <table:table-cell office:value-type="float" office:value="1.68495083825486">
                <text:p>1.68495083825486</text:p>
              </table:table-cell>
              <table:table-cell office:value-type="float" office:value="2.39991255421217">
                <text:p>2.39991255421217</text:p>
              </table:table-cell>
              <table:table-cell office:value-type="float" office:value="2.37852795129446">
                <text:p>2.37852795129446</text:p>
              </table:table-cell>
            </table:table-row>
            <table:table-row>
              <table:table-cell office:value-type="string">
                <text:p>tsp30</text:p>
              </table:table-cell>
              <table:table-cell office:value-type="float" office:value="2.34769703478532">
                <text:p>2.34769703478532</text:p>
              </table:table-cell>
              <table:table-cell office:value-type="float" office:value="2.17922909040377">
                <text:p>2.17922909040377</text:p>
              </table:table-cell>
              <table:table-cell office:value-type="float" office:value="3.46123619849805">
                <text:p>3.46123619849805</text:p>
              </table:table-cell>
              <table:table-cell office:value-type="float" office:value="3.36828071156302">
                <text:p>3.36828071156302</text:p>
              </table:table-cell>
            </table:table-row>
            <table:table-row>
              <table:table-cell office:value-type="string">
                <text:p>tsp35</text:p>
              </table:table-cell>
              <table:table-cell office:value-type="float" office:value="2.13438420510855">
                <text:p>2.13438420510855</text:p>
              </table:table-cell>
              <table:table-cell office:value-type="float" office:value="2.24128523333471">
                <text:p>2.24128523333471</text:p>
              </table:table-cell>
              <table:table-cell office:value-type="float" office:value="3.15401927867064">
                <text:p>3.15401927867064</text:p>
              </table:table-cell>
              <table:table-cell office:value-type="float" office:value="3.32578606003548">
                <text:p>3.325786060035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line" chart:style-name="ch1">
        <chart:title svg:x="7.207cm" svg:y="0.315cm" chart:style-name="ch2">
          <text:p>Tiempo</text:p>
        </chart:title>
        <chart:subtitle svg:x="6.255cm" svg:y="1.299cm" chart:style-name="ch3">
          <text:p>Por nodo explorado</text:p>
        </chart:subtitle>
        <chart:legend chart:legend-position="end" svg:x="14.244cm" svg:y="3.204cm" style:legend-expansion="high" chart:style-name="ch4"/>
        <chart:plot-area chart:style-name="ch5" table:cell-range-address="Sheet1.N3:Sheet1.S6 Sheet1.O2:Sheet1.S2" chart:data-source-has-labels="both" svg:x="1.331cm" svg:y="2.187cm" svg:width="12.593cm" svg:height="5.651cm">
          <chartooo:coordinate-region svg:x="2.984cm" svg:y="2.386cm" svg:width="10.515cm" svg:height="4.805cm"/>
          <chart:axis chart:dimension="x" chart:name="primary-x" chart:style-name="ch6" chartooo:axis-type="auto">
            <chartooo:date-scale/>
            <chart:title svg:x="5.202cm" svg:y="8.017cm" chart:style-name="ch7">
              <text:p>Tamaño del problema (ciudades)</text:p>
            </chart:title>
            <chart:categories table:cell-range-address="Sheet1.N3:Sheet1.N6"/>
          </chart:axis>
          <chart:axis chart:dimension="y" chart:name="primary-y" chart:style-name="ch6">
            <chart:title svg:x="0.451cm" svg:y="6.048cm" chart:style-name="ch8">
              <text:p>Tiempo (seg.)</text:p>
            </chart:title>
            <chart:grid chart:style-name="ch9" chart:class="major"/>
          </chart:axis>
          <chart:series chart:style-name="ch10" chart:values-cell-range-address="Sheet1.O3:Sheet1.O6" chart:label-cell-address="Sheet1.O2:Sheet1.O2" chart:class="chart:line">
            <chart:data-point chart:repeated="4"/>
          </chart:series>
          <chart:series chart:style-name="ch11" chart:values-cell-range-address="Sheet1.P3:Sheet1.P6" chart:label-cell-address="Sheet1.P2:Sheet1.P2" chart:class="chart:line">
            <chart:data-point chart:repeated="4"/>
          </chart:series>
          <chart:series chart:style-name="ch12" chart:values-cell-range-address="Sheet1.Q3:Sheet1.Q6" chart:label-cell-address="Sheet1.Q2:Sheet1.Q2" chart:class="chart:line">
            <chart:data-point chart:repeated="4"/>
          </chart:series>
          <chart:series chart:style-name="ch13" chart:values-cell-range-address="Sheet1.R3:Sheet1.R6" chart:label-cell-address="Sheet1.R2:Sheet1.R2" chart:class="chart:line">
            <chart:data-point chart:repeated="4"/>
          </chart:series>
          <chart:series chart:style-name="ch14" chart:values-cell-range-address="Sheet1.S3:Sheet1.S6" chart:label-cell-address="Sheet1.S2:Sheet1.S2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O2:Sheet1.O2</svg:desc>
                </draw:g>
              </table:table-cell>
              <table:table-cell office:value-type="string">
                <text:p>2A</text:p>
                <draw:g>
                  <svg:desc>Sheet1.P2:Sheet1.P2</svg:desc>
                </draw:g>
              </table:table-cell>
              <table:table-cell office:value-type="string">
                <text:p>2B</text:p>
                <draw:g>
                  <svg:desc>Sheet1.Q2:Sheet1.Q2</svg:desc>
                </draw:g>
              </table:table-cell>
              <table:table-cell office:value-type="string">
                <text:p>3A</text:p>
                <draw:g>
                  <svg:desc>Sheet1.R2:Sheet1.R2</svg:desc>
                </draw:g>
              </table:table-cell>
              <table:table-cell office:value-type="string">
                <text:p>3B</text:p>
                <draw:g>
                  <svg:desc>Sheet1.S2:Sheet1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sp10</text:p>
                <draw:g>
                  <svg:desc>Sheet1.N3:Sheet1.N6</svg:desc>
                </draw:g>
              </table:table-cell>
              <table:table-cell office:value-type="float" office:value="0.00000401367149758454">
                <text:p>0.00000401367149758454</text:p>
                <draw:g>
                  <svg:desc>Sheet1.O3:Sheet1.O6</svg:desc>
                </draw:g>
              </table:table-cell>
              <table:table-cell office:value-type="float" office:value="0.00000226608878504673">
                <text:p>0.00000226608878504673</text:p>
                <draw:g>
                  <svg:desc>Sheet1.P3:Sheet1.P6</svg:desc>
                </draw:g>
              </table:table-cell>
              <table:table-cell office:value-type="float" office:value="0.00000358122406639004">
                <text:p>0.00000358122406639004</text:p>
                <draw:g>
                  <svg:desc>Sheet1.Q3:Sheet1.Q6</svg:desc>
                </draw:g>
              </table:table-cell>
              <table:table-cell office:value-type="float" office:value="0.00000174653588516746">
                <text:p>0.00000174653588516746</text:p>
                <draw:g>
                  <svg:desc>Sheet1.R3:Sheet1.R6</svg:desc>
                </draw:g>
              </table:table-cell>
              <table:table-cell office:value-type="float" office:value="0.00000257586928104575">
                <text:p>0.00000257586928104575</text:p>
                <draw:g>
                  <svg:desc>Sheet1.S3:Sheet1.S6</svg:desc>
                </draw:g>
              </table:table-cell>
            </table:table-row>
            <table:table-row>
              <table:table-cell office:value-type="string">
                <text:p>tsp20</text:p>
              </table:table-cell>
              <table:table-cell office:value-type="float" office:value="0.0000119640479360852">
                <text:p>0.0000119640479360852</text:p>
              </table:table-cell>
              <table:table-cell office:value-type="float" office:value="0.00000659345443156906">
                <text:p>0.00000659345443156906</text:p>
              </table:table-cell>
              <table:table-cell office:value-type="float" office:value="0.00000710053235053235">
                <text:p>0.00000710053235053235</text:p>
              </table:table-cell>
              <table:table-cell office:value-type="float" office:value="0.00000498520161290323">
                <text:p>0.00000498520161290323</text:p>
              </table:table-cell>
              <table:table-cell office:value-type="float" office:value="0.0000050300220056586">
                <text:p>0.0000050300220056586</text:p>
              </table:table-cell>
            </table:table-row>
            <table:table-row>
              <table:table-cell office:value-type="string">
                <text:p>tsp30</text:p>
              </table:table-cell>
              <table:table-cell office:value-type="float" office:value="0.0000199542906425183">
                <text:p>0.0000199542906425183</text:p>
              </table:table-cell>
              <table:table-cell office:value-type="float" office:value="0.00000849951690821256">
                <text:p>0.00000849951690821256</text:p>
              </table:table-cell>
              <table:table-cell office:value-type="float" office:value="0.00000915658235767272">
                <text:p>0.00000915658235767272</text:p>
              </table:table-cell>
              <table:table-cell office:value-type="float" office:value="0.00000576507626124364">
                <text:p>0.00000576507626124364</text:p>
              </table:table-cell>
              <table:table-cell office:value-type="float" office:value="0.0000059241768579492">
                <text:p>0.0000059241768579492</text:p>
              </table:table-cell>
            </table:table-row>
            <table:table-row>
              <table:table-cell office:value-type="string">
                <text:p>tsp35</text:p>
              </table:table-cell>
              <table:table-cell office:value-type="float" office:value="0.0000239215548398892">
                <text:p>0.0000239215548398892</text:p>
              </table:table-cell>
              <table:table-cell office:value-type="float" office:value="0.000011207707957468">
                <text:p>0.000011207707957468</text:p>
              </table:table-cell>
              <table:table-cell office:value-type="float" office:value="0.0000106731416796502">
                <text:p>0.0000106731416796502</text:p>
              </table:table-cell>
              <table:table-cell office:value-type="float" office:value="0.00000758446690597645">
                <text:p>0.00000758446690597645</text:p>
              </table:table-cell>
              <table:table-cell office:value-type="float" office:value="0.00000719275215184286">
                <text:p>0.000007192752151842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